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ssageEndpointFactory.setBeanNam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EndpointFactory.createEndpoint( XAResource xaResource ,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Delegate.TransactionDelegate( @ Nullable XAResource xa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MessageEndpointFactory.setTransactionManager( Object transaction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MessageEndpoint.beforeDelivery( @ Nullable 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MessageEndpointFactory.createEndpoint( XAResource xa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ssageEndpointFactory.getEndpoin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Endpoint.relea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actionDelegate.setRollback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ssageEndpointFactory.isDeliveryTransacted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EndpointFactory.setTransactionTimeout( int transaction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EndpointFactory.setTransactionName( String transac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Endpoint.onEndpointException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ssageEndpointFactory.setTransactionFactory( TransactionFactory transa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Endpoint.initXAResource( XAResource xa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Delegate.endTransa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MessageEndpointFactory.getActiv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ransactionDelegate.beginTransa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essageEndpoint.hasBeforeDeliveryBeen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Endpoint.afterDelive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